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005</text:p>
          </table:table-cell>
          <table:table-cell table:style-name="ACE-0" office:value-type="float" office:value="-13.17">
            <text:p>−13.17</text:p>
          </table:table-cell>
          <table:table-cell table:style-name="ACE-0" office:value-type="float" office:value="129.27000000000001">
            <text:p>129.27</text:p>
          </table:table-cell>
          <table:table-cell table:style-name="ACE-0" office:value-type="float" office:value="11320">
            <text:p>113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67.900000000000006">
            <text:p>−67.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006</text:p>
          </table:table-cell>
          <table:table-cell table:style-name="ACE-0" office:value-type="float" office:value="-13.17">
            <text:p>−13.17</text:p>
          </table:table-cell>
          <table:table-cell table:style-name="ACE-0" office:value-type="float" office:value="129.27000000000001">
            <text:p>129.27</text:p>
          </table:table-cell>
          <table:table-cell table:style-name="ACE-0" office:value-type="float" office:value="11570">
            <text:p>115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67.980000000000004">
            <text:p>−67.98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905</text:p>
          </table:table-cell>
          <table:table-cell table:style-name="ACE-0" office:value-type="float" office:value="-13.17">
            <text:p>−13.17</text:p>
          </table:table-cell>
          <table:table-cell table:style-name="ACE-0" office:value-type="float" office:value="129.27000000000001">
            <text:p>129.27</text:p>
          </table:table-cell>
          <table:table-cell table:style-name="ACE-0" office:value-type="float" office:value="11670">
            <text:p>116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67.840000000000003">
            <text:p>−67.8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5727</text:p>
          </table:table-cell>
          <table:table-cell table:style-name="ACE-0" office:value-type="float" office:value="-12.795">
            <text:p>−12.795</text:p>
          </table:table-cell>
          <table:table-cell table:style-name="ACE-0" office:value-type="float" office:value="128.95099999999999">
            <text:p>128.951</text:p>
          </table:table-cell>
          <table:table-cell table:style-name="ACE-0" office:value-type="float" office:value="12577">
            <text:p>12577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Ostrea sp?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85.420000000000002">
            <text:p>−85.4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5728</text:p>
          </table:table-cell>
          <table:table-cell table:style-name="ACE-0" office:value-type="float" office:value="-12.795">
            <text:p>−12.795</text:p>
          </table:table-cell>
          <table:table-cell table:style-name="ACE-0" office:value-type="float" office:value="128.95099999999999">
            <text:p>128.951</text:p>
          </table:table-cell>
          <table:table-cell table:style-name="ACE-0" office:value-type="float" office:value="12954">
            <text:p>12954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85.439999999999998">
            <text:p>−85.4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7168</text:p>
          </table:table-cell>
          <table:table-cell table:style-name="ACE-0" office:value-type="float" office:value="-12.795">
            <text:p>−12.795</text:p>
          </table:table-cell>
          <table:table-cell table:style-name="ACE-0" office:value-type="float" office:value="128.95099999999999">
            <text:p>128.951</text:p>
          </table:table-cell>
          <table:table-cell table:style-name="ACE-0" office:value-type="float" office:value="13263">
            <text:p>13263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lant matter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86.989999999999995">
            <text:p>−86.9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119</text:p>
          </table:table-cell>
          <table:table-cell table:style-name="ACE-0" office:value-type="float" office:value="-12.76">
            <text:p>−12.76</text:p>
          </table:table-cell>
          <table:table-cell table:style-name="ACE-0" office:value-type="float" office:value="128.87">
            <text:p>128.87</text:p>
          </table:table-cell>
          <table:table-cell table:style-name="ACE-0" office:value-type="float" office:value="12930">
            <text:p>129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lacamen gravescen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88.340000000000003">
            <text:p>−88.3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121</text:p>
          </table:table-cell>
          <table:table-cell table:style-name="ACE-0" office:value-type="float" office:value="-12.76">
            <text:p>−12.76</text:p>
          </table:table-cell>
          <table:table-cell table:style-name="ACE-0" office:value-type="float" office:value="128.87">
            <text:p>128.87</text:p>
          </table:table-cell>
          <table:table-cell table:style-name="ACE-0" office:value-type="float" office:value="12490">
            <text:p>124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88.219999999999999">
            <text:p>−88.2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5725</text:p>
          </table:table-cell>
          <table:table-cell table:style-name="ACE-0" office:value-type="float" office:value="-12.74">
            <text:p>−12.74</text:p>
          </table:table-cell>
          <table:table-cell table:style-name="ACE-0" office:value-type="float" office:value="128.85900000000001">
            <text:p>128.859</text:p>
          </table:table-cell>
          <table:table-cell table:style-name="ACE-0" office:value-type="float" office:value="13429">
            <text:p>13429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93.099999999999994">
            <text:p>−93.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74-C120806-4</text:p>
          </table:table-cell>
          <table:table-cell table:style-name="ACE-0" office:value-type="float" office:value="-12.67">
            <text:p>−12.67</text:p>
          </table:table-cell>
          <table:table-cell table:style-name="ACE-0" office:value-type="float" office:value="128.78">
            <text:p>128.78</text:p>
          </table:table-cell>
          <table:table-cell table:style-name="ACE-0" office:value-type="float" office:value="14370">
            <text:p>143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emicassis bisulc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96.75">
            <text:p>−96.75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74-C120806-3</text:p>
          </table:table-cell>
          <table:table-cell table:style-name="ACE-0" office:value-type="float" office:value="-12.67">
            <text:p>−12.67</text:p>
          </table:table-cell>
          <table:table-cell table:style-name="ACE-0" office:value-type="float" office:value="128.78">
            <text:p>128.78</text:p>
          </table:table-cell>
          <table:table-cell table:style-name="ACE-0" office:value-type="float" office:value="14380">
            <text:p>143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97.640000000000001">
            <text:p>−97.6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5726</text:p>
          </table:table-cell>
          <table:table-cell table:style-name="ACE-0" office:value-type="float" office:value="-12.67">
            <text:p>−12.67</text:p>
          </table:table-cell>
          <table:table-cell table:style-name="ACE-0" office:value-type="float" office:value="128.90000000000001">
            <text:p>128.9</text:p>
          </table:table-cell>
          <table:table-cell table:style-name="ACE-0" office:value-type="float" office:value="18664">
            <text:p>18664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96.099999999999994">
            <text:p>−96.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9</text:p>
          </table:table-cell>
          <table:table-cell table:style-name="ACE-0" office:value-type="float" office:value="-12.640000000000001">
            <text:p>−12.64</text:p>
          </table:table-cell>
          <table:table-cell table:style-name="ACE-0" office:value-type="float" office:value="128.61000000000001">
            <text:p>128.61</text:p>
          </table:table-cell>
          <table:table-cell table:style-name="ACE-0" office:value-type="float" office:value="11590">
            <text:p>1159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96.099999999999994">
            <text:p>−96.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50</text:p>
          </table:table-cell>
          <table:table-cell table:style-name="ACE-0" office:value-type="float" office:value="-12.369999999999999">
            <text:p>−12.37</text:p>
          </table:table-cell>
          <table:table-cell table:style-name="ACE-0" office:value-type="float" office:value="128.25">
            <text:p>128.25</text:p>
          </table:table-cell>
          <table:table-cell table:style-name="ACE-0" office:value-type="float" office:value="14720">
            <text:p>147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tenocardia fornicar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26000000000001">
            <text:p>−107.26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47</text:p>
          </table:table-cell>
          <table:table-cell table:style-name="ACE-0" office:value-type="float" office:value="-12.369999999999999">
            <text:p>−12.37</text:p>
          </table:table-cell>
          <table:table-cell table:style-name="ACE-0" office:value-type="float" office:value="128.25">
            <text:p>128.25</text:p>
          </table:table-cell>
          <table:table-cell table:style-name="ACE-0" office:value-type="float" office:value="14910">
            <text:p>1491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Ctenocardia fornicarta, 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34999999999999">
            <text:p>−107.3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46</text:p>
          </table:table-cell>
          <table:table-cell table:style-name="ACE-0" office:value-type="float" office:value="-12.369999999999999">
            <text:p>−12.37</text:p>
          </table:table-cell>
          <table:table-cell table:style-name="ACE-0" office:value-type="float" office:value="128.25">
            <text:p>128.25</text:p>
          </table:table-cell>
          <table:table-cell table:style-name="ACE-0" office:value-type="float" office:value="15880">
            <text:p>1588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tenocardia fornicarta, Paphia undulata, Marca japonic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44">
            <text:p>−107.4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404</text:p>
          </table:table-cell>
          <table:table-cell table:style-name="ACE-0" office:value-type="float" office:value="-12.279999999999999">
            <text:p>−12.2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5070">
            <text:p>1507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0.34999999999999">
            <text:p>−110.3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24</text:p>
          </table:table-cell>
          <table:table-cell table:style-name="ACE-0" office:value-type="float" office:value="-12.279999999999999">
            <text:p>−12.2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5980">
            <text:p>1598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0.40000000000001">
            <text:p>−110.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936</text:p>
          </table:table-cell>
          <table:table-cell table:style-name="ACE-0" office:value-type="float" office:value="-12.26">
            <text:p>−12.26</text:p>
          </table:table-cell>
          <table:table-cell table:style-name="ACE-0" office:value-type="float" office:value="128.41">
            <text:p>128.41</text:p>
          </table:table-cell>
          <table:table-cell table:style-name="ACE-0" office:value-type="float" office:value="21810">
            <text:p>218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19">
            <text:p>−109.1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937</text:p>
          </table:table-cell>
          <table:table-cell table:style-name="ACE-0" office:value-type="float" office:value="-12.26">
            <text:p>−12.26</text:p>
          </table:table-cell>
          <table:table-cell table:style-name="ACE-0" office:value-type="float" office:value="128.41">
            <text:p>128.41</text:p>
          </table:table-cell>
          <table:table-cell table:style-name="ACE-0" office:value-type="float" office:value="21890">
            <text:p>218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92">
            <text:p>−109.92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7</text:p>
          </table:table-cell>
          <table:table-cell table:style-name="ACE-0" office:value-type="float" office:value="-12.26">
            <text:p>−12.26</text:p>
          </table:table-cell>
          <table:table-cell table:style-name="ACE-0" office:value-type="float" office:value="128.41">
            <text:p>128.41</text:p>
          </table:table-cell>
          <table:table-cell table:style-name="ACE-0" office:value-type="float" office:value="14960">
            <text:p>149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08.56999999999999">
            <text:p>−108.5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00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1410">
            <text:p>1141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8.42">
            <text:p>−118.42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8813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4160">
            <text:p>1416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9.13">
            <text:p>−119.1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28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6240">
            <text:p>162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27">
            <text:p>−120.2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807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6540">
            <text:p>1654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27">
            <text:p>−120.2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31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6690">
            <text:p>1669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bivalve, 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29000000000001">
            <text:p>−120.2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30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7360">
            <text:p>1736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ivalve, 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1.2">
            <text:p>−121.2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7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8040">
            <text:p>180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1.40000000000001">
            <text:p>−121.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29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5880">
            <text:p>158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7">
            <text:p>−120.7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8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040">
            <text:p>160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1.31999999999999">
            <text:p>−121.32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32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060">
            <text:p>160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86">
            <text:p>−120.8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30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210">
            <text:p>162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73999999999999">
            <text:p>−120.7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18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250">
            <text:p>162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1.69">
            <text:p>−121.6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25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340">
            <text:p>163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15000000000001">
            <text:p>−122.15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21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410">
            <text:p>1641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Anodontia Lucini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7">
            <text:p>−122.7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3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610">
            <text:p>166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29000000000001">
            <text:p>−122.2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10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750">
            <text:p>167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90000000000001">
            <text:p>−122.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19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800">
            <text:p>168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8">
            <text:p>−122.8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12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7340">
            <text:p>17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61">
            <text:p>−123.6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933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7410">
            <text:p>174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98999999999999">
            <text:p>−122.9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1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7410">
            <text:p>174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20999999999999">
            <text:p>−123.2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08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7690">
            <text:p>176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nadara sp, 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4.25">
            <text:p>−124.25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11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8330">
            <text:p>183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nadar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24.63">
            <text:p>−124.6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11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9000">
            <text:p>190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br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24.65000000000001">
            <text:p>−124.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0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9800">
            <text:p>198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imachlamys austral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24.73">
            <text:p>−124.7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17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24510">
            <text:p>245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Cucurbituls cymb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24.88">
            <text:p>−124.8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03</text:p>
          </table:table-cell>
          <table:table-cell table:style-name="ACE-0" office:value-type="float" office:value="-12.17">
            <text:p>−12.17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24060">
            <text:p>2406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40000000000001">
            <text:p>−123.4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8816</text:p>
          </table:table-cell>
          <table:table-cell table:style-name="ACE-0" office:value-type="float" office:value="-12.17">
            <text:p>−12.17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16730">
            <text:p>1673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8">
            <text:p>−122.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8</text:p>
          </table:table-cell>
          <table:table-cell table:style-name="ACE-0" office:value-type="float" office:value="-12.17">
            <text:p>−12.17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18390">
            <text:p>1839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09999999999999">
            <text:p>−123.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16</text:p>
          </table:table-cell>
          <table:table-cell table:style-name="ACE-0" office:value-type="float" office:value="-12.16">
            <text:p>−12.16</text:p>
          </table:table-cell>
          <table:table-cell table:style-name="ACE-0" office:value-type="float" office:value="127.97">
            <text:p>127.97</text:p>
          </table:table-cell>
          <table:table-cell table:style-name="ACE-0" office:value-type="float" office:value="11810">
            <text:p>118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7.87">
            <text:p>−127.8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04</text:p>
          </table:table-cell>
          <table:table-cell table:style-name="ACE-0" office:value-type="float" office:value="-12.16">
            <text:p>−12.16</text:p>
          </table:table-cell>
          <table:table-cell table:style-name="ACE-0" office:value-type="float" office:value="127.97">
            <text:p>127.97</text:p>
          </table:table-cell>
          <table:table-cell table:style-name="ACE-0" office:value-type="float" office:value="24100">
            <text:p>2410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8.30000000000001">
            <text:p>−128.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506</text:p>
          </table:table-cell>
          <table:table-cell table:style-name="ACE-0" office:value-type="float" office:value="-12.16">
            <text:p>−12.16</text:p>
          </table:table-cell>
          <table:table-cell table:style-name="ACE-0" office:value-type="float" office:value="127.97">
            <text:p>127.97</text:p>
          </table:table-cell>
          <table:table-cell table:style-name="ACE-0" office:value-type="float" office:value="24750">
            <text:p>24750</text:p>
          </table:table-cell>
          <table:table-cell table:style-name="ACE-0" office:value-type="float" office:value="440">
            <text:p>44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8.59999999999999">
            <text:p>−128.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5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6440">
            <text:p>164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6.90000000000001">
            <text:p>−116.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6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6680">
            <text:p>166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6.98999999999999">
            <text:p>−116.9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6022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6750">
            <text:p>167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7.03">
            <text:p>−117.03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7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7520">
            <text:p>175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9.37">
            <text:p>−119.37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311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7550">
            <text:p>175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8.18000000000001">
            <text:p>−118.18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307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4290">
            <text:p>142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6.18000000000001">
            <text:p>−116.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21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5300">
            <text:p>153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6.5">
            <text:p>−116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20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5410">
            <text:p>154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6.44">
            <text:p>−116.4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24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5820">
            <text:p>158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6.55">
            <text:p>−116.5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1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6030">
            <text:p>160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6.8">
            <text:p>−116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4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19370">
            <text:p>193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73999999999999">
            <text:p>−107.7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0013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20010">
            <text:p>200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09999999999999">
            <text:p>−109.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5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21170">
            <text:p>211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84999999999999">
            <text:p>−109.85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0039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22010">
            <text:p>220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90000000000001">
            <text:p>−109.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19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18510">
            <text:p>185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06.81999999999999">
            <text:p>−106.8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1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6930">
            <text:p>169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83">
            <text:p>−114.83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21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6960">
            <text:p>169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94">
            <text:p>−114.9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22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7080">
            <text:p>170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04000000000001">
            <text:p>−115.0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2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7260">
            <text:p>172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19">
            <text:p>−115.1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0038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7800">
            <text:p>178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76000000000001">
            <text:p>−115.7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27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7820">
            <text:p>1782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79000000000001">
            <text:p>−115.7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1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7850">
            <text:p>178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73999999999999">
            <text:p>−115.7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2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8050">
            <text:p>18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6.75">
            <text:p>−116.75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4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8090">
            <text:p>180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7.76000000000001">
            <text:p>−117.7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37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320">
            <text:p>173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81999999999999">
            <text:p>−113.82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3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490">
            <text:p>174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86">
            <text:p>−113.8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29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540">
            <text:p>175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18000000000001">
            <text:p>−114.18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34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580">
            <text:p>175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81999999999999">
            <text:p>−113.82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4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760">
            <text:p>177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09">
            <text:p>−114.0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0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6600">
            <text:p>166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3.61">
            <text:p>−113.6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1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6840">
            <text:p>168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3.66">
            <text:p>−113.6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2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180">
            <text:p>171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3.70999999999999">
            <text:p>−113.7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106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170">
            <text:p>171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2.20999999999999">
            <text:p>−112.2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01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880">
            <text:p>178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15000000000001">
            <text:p>−113.15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05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910">
            <text:p>179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95999999999999">
            <text:p>−113.9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04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990">
            <text:p>179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59999999999999">
            <text:p>−113.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08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5700">
            <text:p>157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1.37">
            <text:p>−111.3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09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030">
            <text:p>170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1.59999999999999">
            <text:p>−111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11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060">
            <text:p>170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1.45">
            <text:p>−111.4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8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090">
            <text:p>170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1.95999999999999">
            <text:p>−111.9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10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110">
            <text:p>171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1.73999999999999">
            <text:p>−111.7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J-997</text:p>
          </table:table-cell>
          <table:table-cell table:style-name="ACE-0" office:value-type="float" office:value="-31.963000000000001">
            <text:p>−31.963</text:p>
          </table:table-cell>
          <table:table-cell table:style-name="ACE-0" office:value-type="float" office:value="115.846">
            <text:p>115.846</text:p>
          </table:table-cell>
          <table:table-cell table:style-name="ACE-0" office:value-type="float" office:value="15905">
            <text:p>15905</text:p>
          </table:table-cell>
          <table:table-cell table:style-name="ACE-0" office:value-type="float" office:value="1001">
            <text:p>1001</text:p>
          </table:table-cell>
          <table:table-cell table:style-name="ACE-0" office:value-type="string">
            <text:p>calcareous sediment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132">
            <text:p>−13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ubbsBien1967,vanAndelEtal1967,LewisEtal2014</text:p>
          </table:table-cell>
          <table:table-cell table:number-columns-repeated="240" table:style-name="ACE-0"/>
        </table:table-row>
        <table:table-row table:style-name="AROW-1" table:number-rows-repeated="7">
          <table:table-cell table:number-columns-repeated="256"/>
        </table:table-row>
        <table:table-row table:style-name="AROW-0" table:number-rows-repeated="65434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94">
          <gnm:selection gnm:start-col="0" gnm:start-row="94" gnm:end-col="255" gnm:end-row="94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9:09:25Z</dc:date>
    <meta:creation-date>2022-10-27T08:15:17Z</meta:creation-date>
    <meta:generator>gnumeric/1.12.46</meta:generator>
  </office:meta>
</office:document-meta>
</file>